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c8bc" officeooo:paragraph-rsid="0010c8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c8bc" officeooo:paragraph-rsid="0010c8b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9pt" fo:font-weight="normal" officeooo:rsid="00127a0d" officeooo:paragraph-rsid="00127a0d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9pt" fo:font-weight="normal" officeooo:rsid="00139b32" officeooo:paragraph-rsid="00139b32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9pt" fo:font-weight="normal" officeooo:rsid="0014ce56" officeooo:paragraph-rsid="0014ce56" style:font-size-asian="7.84999990463257pt" style:font-weight-asian="normal" style:font-size-complex="9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9pt" fo:font-weight="normal" officeooo:rsid="0016031f" officeooo:paragraph-rsid="0016031f" style:font-size-asian="7.84999990463257pt" style:font-weight-asian="normal" style:font-size-complex="9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9pt" fo:font-weight="normal" officeooo:rsid="0017e04a" officeooo:paragraph-rsid="0017e04a" style:font-size-asian="7.84999990463257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9pt" fo:font-weight="bold" officeooo:rsid="00127a0d" officeooo:paragraph-rsid="00127a0d" style:font-size-asian="7.84999990463257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9pt" fo:font-weight="bold" officeooo:rsid="00139b32" officeooo:paragraph-rsid="00139b32" style:font-size-asian="7.84999990463257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9pt" fo:font-weight="bold" officeooo:rsid="0014ce56" officeooo:paragraph-rsid="0014ce56" style:font-size-asian="7.84999990463257pt" style:font-weight-asian="bold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9pt" fo:font-weight="bold" officeooo:rsid="0016031f" officeooo:paragraph-rsid="0016031f" style:font-size-asian="7.84999990463257pt" style:font-weight-asian="bold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officeooo:rsid="0017e04a" officeooo:paragraph-rsid="0017e04a" style:font-size-asian="7.84999990463257pt" style:font-weight-asian="bold" style:font-size-complex="9pt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INTRODUCCIÓN, ALGORITMOS Y TIPOS DE DATOS</text:p>
      <text:p text:style-name="P2"/>
      <text:p text:style-name="P2"/>
      <text:p text:style-name="P8">¿Qués es python?</text:p>
      <text:p text:style-name="P3">* Es un lenguaje de programación ampliamente utilizado, se caracteriza por su facilidad de ser usado y entendido.</text:p>
      <text:p text:style-name="P3"/>
      <text:p text:style-name="P8">¿En que se utiliza Python?</text:p>
      <text:p text:style-name="P3">* IA.</text:p>
      <text:p text:style-name="P3">* Computación cuántica.</text:p>
      <text:p text:style-name="P3">* desarrollo web.</text:p>
      <text:p text:style-name="P3">* Robótica.</text:p>
      <text:p text:style-name="P3">* Automatización.</text:p>
      <text:p text:style-name="P3">* Blockchain.</text:p>
      <text:p text:style-name="P3">* Hacking.</text:p>
      <text:p text:style-name="P3">* Ética Hacking.</text:p>
      <text:p text:style-name="P3">* Web Scraping.</text:p>
      <text:p text:style-name="P3"/>
      <text:p text:style-name="P8">Ventajas</text:p>
      <text:p text:style-name="P3">* Tipado Dinámico: Puede asignar diferentes tipos de variables u objetos sin revisar o preocuparse por definir el tipo de variable.</text:p>
      <text:p text:style-name="P3">* Sintaxis sin punto y coma al final de cada comando</text:p>
      <text:p text:style-name="P3">* Requiere identación para definir bloques de código</text:p>
      <text:p text:style-name="P3">* Fuerte Comunidad y mucha documentación en la web</text:p>
      <text:p text:style-name="P3"/>
      <text:p text:style-name="P8">Desventajas</text:p>
      <text:p text:style-name="P3">* Se deberobar mucho el código para evitar errores de tipado.</text:p>
      <text:p text:style-name="P3">*La eficiencia con respecto a otros lenguajes de <text:s/>programación, el software final es más lento.</text:p>
      <text:p text:style-name="P3"/>
      <text:p text:style-name="P9">¿Qué es una variable?</text:p>
      <text:p text:style-name="P4">* Es un objeto o partida de datos cuyo valor puede cambiar durante el desarrollo del algoritmo o ejecución del programa</text:p>
      <text:p text:style-name="P4"/>
      <text:p text:style-name="P9">¿Qué es una Constante?</text:p>
      <text:p text:style-name="P4">* Es una partida de datos que permanecen sin cambios durante todo el desarrollo del algoritmo o durante la ejecución del programa</text:p>
      <text:p text:style-name="P4"/>
      <text:p text:style-name="P10">Funciones </text:p>
      <text:p text:style-name="P5"/>
      <text:p text:style-name="P10">función Type</text:p>
      <text:p text:style-name="P5">Devuelve el tipo de datos</text:p>
      <text:p text:style-name="P5"/>
      <text:p text:style-name="P10">función int()</text:p>
      <text:p text:style-name="P5">convierte el valor de una variable o entero</text:p>
      <text:p text:style-name="P5"/>
      <text:p text:style-name="P10">F-String</text:p>
      <text:p text:style-name="P5">sirve para interpolar y formatear cadenas de texto</text:p>
      <text:p text:style-name="P5"/>
      <text:p text:style-name="P11">Concatenación </text:p>
      <text:p text:style-name="P6">Se utiliza el operador + para concatenar dos cadenas</text:p>
      <text:p text:style-name="P6"/>
      <text:p text:style-name="P11">Slicing</text:p>
      <text:p text:style-name="P6">devuelve una subcadena</text:p>
      <text:p text:style-name="P6"/>
      <text:p text:style-name="P11">función find()</text:p>
      <text:p text:style-name="P6">devuelve la posición donde inicia una subcadena</text:p>
      <text:p text:style-name="P6"/>
      <text:p text:style-name="P12">función replace()</text:p>
      <text:p text:style-name="P7">Reemplaza un texto dentro de una cadena</text:p>
      <text:p text:style-name="P7"/>
      <text:p text:style-name="P12">función upper()</text:p>
      <text:p text:style-name="P7">Convierte el texto de una cadena mayúscula</text:p>
      <text:p text:style-name="P7"/>
      <text:p text:style-name="P12">función lower()</text:p>
      <text:p text:style-name="P7">Convierte el texto de una cadena a minúsculas</text:p>
      <text:p text:style-name="P1"/>
      <text:p text:style-name="P2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0:50:02.330853884</meta:creation-date>
    <dc:date>2024-12-11T13:31:52.593436184</dc:date>
    <meta:editing-duration>PT1H6M14S</meta:editing-duration>
    <meta:editing-cycles>1</meta:editing-cycles>
    <meta:document-statistic meta:table-count="0" meta:image-count="0" meta:object-count="0" meta:page-count="2" meta:paragraph-count="44" meta:word-count="261" meta:character-count="1571" meta:non-whitespace-character-count="1351"/>
    <meta:generator>LibreOffice/7.3.7.2$Linux_X86_64 LibreOffice_project/30$Build-2</meta:generator>
  </office:meta>
</office:document-meta>
</file>